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objectwithoutfill">
      <style:graphic-properties draw:stroke="dash" draw:stroke-dash="Fine_20_Dashed" svg:stroke-width="0.102cm" svg:stroke-color="#ff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73857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02cm" svg:stroke-color="#73857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769cm" fo:min-width="0cm"/>
    </style:style>
    <style:style style:name="gr10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77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0000"/>
    </style:style>
    <style:style style:name="P5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738571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color="#355e00"/>
    </style:style>
    <style:style style:name="P8" style:family="paragraph">
      <style:text-properties fo:color="#355e00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style:use-window-font-color="true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738571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73857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55e00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7cm" svg:y1="6.274cm" svg:x2="27.251cm" svg:y2="6.274cm">
          <text:p/>
        </draw:line>
        <draw:line draw:style-name="gr2" draw:text-style-name="P1" draw:layer="layout" svg:x1="3.883cm" svg:y1="5.793cm" svg:x2="3.883cm" svg:y2="6.682cm">
          <text:p/>
        </draw:line>
        <draw:line draw:style-name="gr2" draw:text-style-name="P1" draw:layer="layout" svg:x1="11.214cm" svg:y1="5.794cm" svg:x2="11.214cm" svg:y2="6.683cm">
          <text:p/>
        </draw:line>
        <draw:line draw:style-name="gr2" draw:text-style-name="P1" draw:layer="layout" svg:x1="18.814cm" svg:y1="5.795cm" svg:x2="18.814cm" svg:y2="6.684cm">
          <text:p/>
        </draw:line>
        <draw:frame draw:style-name="gr3" draw:text-style-name="P2" draw:layer="layout" svg:width="2.352cm" svg:height="1.089cm" svg:x="7.361cm" svg:y="3.912cm">
          <draw:text-box>
            <text:p><text:span text:style-name="T1">(Late)</text:span></text:p>
          </draw:text-box>
        </draw:frame>
        <draw:frame draw:style-name="gr3" draw:text-style-name="P2" draw:layer="layout" svg:width="3.034cm" svg:height="1.089cm" svg:x="14.661cm" svg:y="3.912cm">
          <draw:text-box>
            <text:p><text:span text:style-name="T1">(Timely)</text:span></text:p>
          </draw:text-box>
        </draw:frame>
        <draw:frame draw:style-name="gr3" draw:text-style-name="P2" draw:layer="layout" svg:width="2.394cm" svg:height="1.089cm" svg:x="22.362cm" svg:y="3.913cm">
          <draw:text-box>
            <text:p><text:span text:style-name="T1">(Ugly)</text:span></text:p>
          </draw:text-box>
        </draw:frame>
        <draw:frame draw:style-name="gr3" draw:text-style-name="P2" draw:layer="layout" svg:width="2.047cm" svg:height="1.089cm" svg:x="25.962cm" svg:y="5.113cm">
          <draw:text-box>
            <text:p><text:span text:style-name="T1">Time</text:span></text:p>
          </draw:text-box>
        </draw:frame>
        <draw:frame draw:style-name="gr3" draw:text-style-name="P2" draw:layer="layout" svg:width="7.318cm" svg:height="1.089cm" svg:x="1.861cm" svg:y="8.513cm">
          <draw:text-box>
            <text:p>HT Req <text:span text:style-name="T2">TAG_H</text:span> Initiated</text:p>
          </draw:text-box>
        </draw:frame>
        <draw:frame draw:style-name="gr3" draw:layer="layout" svg:width="7.39cm" svg:height="1.089cm" svg:x="9.261cm" svg:y="8.514cm">
          <draw:text-box>
            <text:p>HT Req <text:span text:style-name="T2">TAG_H</text:span> Inserted</text:p>
          </draw:text-box>
        </draw:frame>
        <draw:frame draw:style-name="gr3" draw:layer="layout" svg:width="7.178cm" svg:height="1.089cm" svg:x="16.562cm" svg:y="8.515cm">
          <draw:text-box>
            <text:p>HT Req <text:span text:style-name="T2">TAG_H</text:span> Evicted</text:p>
          </draw:text-box>
        </draw:frame>
        <draw:line draw:style-name="gr4" draw:text-style-name="P1" draw:layer="layout" svg:x1="3.867cm" svg:y1="8.444cm" svg:x2="3.867cm" svg:y2="6.989cm">
          <text:p/>
        </draw:line>
        <draw:line draw:style-name="gr5" draw:text-style-name="P1" draw:layer="layout" svg:x1="11.167cm" svg:y1="8.444cm" svg:x2="11.167cm" svg:y2="6.989cm">
          <text:p/>
        </draw:line>
        <draw:line draw:style-name="gr6" draw:text-style-name="P1" draw:layer="layout" svg:x1="18.867cm" svg:y1="6.988cm" svg:x2="18.867cm" svg:y2="8.443cm">
          <text:p/>
        </draw:line>
        <draw:frame draw:style-name="gr3" draw:text-style-name="P3" draw:layer="layout" svg:width="6.197cm" svg:height="1.089cm" svg:x="6.162cm" svg:y="3.213cm">
          <draw:text-box>
            <text:p><text:span text:style-name="T3">❶ </text:span><text:span text:style-name="T3">MT Ref </text:span><text:span text:style-name="T4">TAG_H</text:span></text:p>
          </draw:text-box>
        </draw:frame>
        <draw:frame draw:style-name="gr3" draw:text-style-name="P3" draw:layer="layout" svg:width="6.197cm" svg:height="1.089cm" svg:x="13.662cm" svg:y="3.214cm">
          <draw:text-box>
            <text:p><text:span text:style-name="T3">❷ </text:span><text:span text:style-name="T3">MT Ref </text:span><text:span text:style-name="T4">TAG_H</text:span></text:p>
          </draw:text-box>
        </draw:frame>
        <draw:frame draw:style-name="gr3" draw:text-style-name="P3" draw:layer="layout" svg:width="6.197cm" svg:height="1.089cm" svg:x="21.163cm" svg:y="3.215cm">
          <draw:text-box>
            <text:p><text:span text:style-name="T3">❹ </text:span><text:span text:style-name="T3">MT Ref </text:span><text:span text:style-name="T4">TAG_H</text:span></text:p>
          </draw:text-box>
        </draw:frame>
        <draw:line draw:style-name="gr7" draw:text-style-name="P1" draw:layer="layout" svg:x1="7.368cm" svg:y1="4.289cm" svg:x2="7.368cm" svg:y2="6.24cm">
          <text:p/>
        </draw:line>
        <draw:line draw:style-name="gr7" draw:text-style-name="P1" draw:layer="layout" svg:x1="14.668cm" svg:y1="4.289cm" svg:x2="14.668cm" svg:y2="6.24cm">
          <text:p/>
        </draw:line>
        <draw:line draw:style-name="gr7" draw:text-style-name="P1" draw:layer="layout" svg:x1="22.368cm" svg:y1="4.288cm" svg:x2="22.368cm" svg:y2="6.239cm">
          <text:p/>
        </draw:line>
        <draw:frame draw:style-name="gr8" draw:layer="layout" svg:width="1.999cm" svg:height="0.999cm" svg:x="13.855cm" svg:y="7.4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2.809cm" svg:height="1.089cm" svg:x="2.563cm" svg:y="4.914cm">
          <draw:text-box>
            <text:p text:style-name="P4"><text:span text:style-name="T5">TAG_V</text:span></text:p>
          </draw:text-box>
        </draw:frame>
        <draw:frame draw:style-name="gr3" draw:text-style-name="P6" draw:layer="layout" svg:width="2.852cm" svg:height="1.089cm" svg:x="9.863cm" svg:y="4.915cm">
          <draw:text-box>
            <text:p><text:span text:style-name="T4">TAG_H</text:span></text:p>
          </draw:text-box>
        </draw:frame>
        <draw:frame draw:style-name="gr3" draw:text-style-name="P8" draw:layer="layout" svg:width="2.928cm" svg:height="1.089cm" svg:x="17.563cm" svg:y="4.916cm">
          <draw:text-box>
            <text:p text:style-name="P7"><text:span text:style-name="T6">TAG_M</text:span></text:p>
          </draw:text-box>
        </draw:frame>
        <draw:frame draw:style-name="gr9" draw:text-style-name="P2" draw:layer="layout" svg:width="2.233cm" svg:height="1.038cm" svg:x="12.961cm" svg:y="1.913cm">
          <draw:text-box>
            <text:p><text:span text:style-name="T1">(Bad)</text:span></text:p>
          </draw:text-box>
        </draw:frame>
        <draw:frame draw:style-name="gr10" draw:text-style-name="P3" draw:layer="layout" svg:width="6.154cm" svg:height="1.038cm" svg:x="11.962cm" svg:y="1.115cm">
          <draw:text-box>
            <text:p><text:span text:style-name="T3">❸ </text:span><text:span text:style-name="T3">MT Ref </text:span><text:span text:style-name="T5">TAG_V</text:span></text:p>
          </draw:text-box>
        </draw:frame>
        <draw:line draw:style-name="gr4" draw:text-style-name="P1" draw:layer="layout" svg:x1="12.938cm" svg:y1="2.221cm" svg:x2="12.968cm" svg:y2="6.241cm">
          <text:p/>
        </draw:line>
        <draw:line draw:style-name="gr1" draw:text-style-name="P1" draw:layer="layout" svg:x1="1.47cm" svg:y1="15.775cm" svg:x2="27.251cm" svg:y2="15.775cm">
          <text:p/>
        </draw:line>
        <draw:line draw:style-name="gr2" draw:text-style-name="P1" draw:layer="layout" svg:x1="3.883cm" svg:y1="15.294cm" svg:x2="3.883cm" svg:y2="16.183cm">
          <text:p/>
        </draw:line>
        <draw:line draw:style-name="gr2" draw:text-style-name="P1" draw:layer="layout" svg:x1="11.214cm" svg:y1="15.295cm" svg:x2="11.214cm" svg:y2="16.184cm">
          <text:p/>
        </draw:line>
        <draw:line draw:style-name="gr2" draw:text-style-name="P1" draw:layer="layout" svg:x1="18.814cm" svg:y1="15.296cm" svg:x2="18.814cm" svg:y2="16.185cm">
          <text:p/>
        </draw:line>
        <draw:frame draw:style-name="gr3" draw:text-style-name="P3" draw:layer="layout" svg:width="7.072cm" svg:height="1.089cm" svg:x="14.661cm" svg:y="13.413cm">
          <draw:text-box>
            <text:p><text:span text:style-name="T3">(Redundant_cache)</text:span></text:p>
          </draw:text-box>
        </draw:frame>
        <draw:frame draw:style-name="gr3" draw:layer="layout" svg:width="1.886cm" svg:height="1.089cm" svg:x="25.962cm" svg:y="14.614cm">
          <draw:text-box>
            <text:p>Time</text:p>
          </draw:text-box>
        </draw:frame>
        <draw:frame draw:style-name="gr3" draw:layer="layout" svg:width="7.389cm" svg:height="1.089cm" svg:x="1.861cm" svg:y="18.014cm">
          <draw:text-box>
            <text:p>MT Req <text:span text:style-name="T2">TAG_H</text:span> Initiated</text:p>
          </draw:text-box>
        </draw:frame>
        <draw:frame draw:style-name="gr3" draw:layer="layout" svg:width="7.461cm" svg:height="1.089cm" svg:x="9.261cm" svg:y="18.015cm">
          <draw:text-box>
            <text:p>MT Req <text:span text:style-name="T2">TAG_H</text:span> Inserted</text:p>
          </draw:text-box>
        </draw:frame>
        <draw:frame draw:style-name="gr3" draw:layer="layout" svg:width="7.249cm" svg:height="1.089cm" svg:x="16.562cm" svg:y="18.016cm">
          <draw:text-box>
            <text:p>MT Req <text:span text:style-name="T2">TAG_H</text:span> Evicted</text:p>
          </draw:text-box>
        </draw:frame>
        <draw:line draw:style-name="gr4" draw:text-style-name="P1" draw:layer="layout" svg:x1="3.867cm" svg:y1="17.945cm" svg:x2="3.867cm" svg:y2="16.49cm">
          <text:p/>
        </draw:line>
        <draw:line draw:style-name="gr5" draw:text-style-name="P1" draw:layer="layout" svg:x1="11.167cm" svg:y1="17.945cm" svg:x2="11.167cm" svg:y2="16.49cm">
          <text:p/>
        </draw:line>
        <draw:line draw:style-name="gr6" draw:text-style-name="P9" draw:layer="layout" svg:x1="18.867cm" svg:y1="16.489cm" svg:x2="18.867cm" svg:y2="17.944cm">
          <text:p/>
        </draw:line>
        <draw:frame draw:style-name="gr3" draw:text-style-name="P3" draw:layer="layout" svg:width="6.121cm" svg:height="1.089cm" svg:x="6.162cm" svg:y="12.614cm">
          <draw:text-box>
            <text:p><text:span text:style-name="T3">❺ </text:span><text:span text:style-name="T3">HT Ref </text:span><text:span text:style-name="T4">TAG_H</text:span></text:p>
          </draw:text-box>
        </draw:frame>
        <draw:frame draw:style-name="gr3" draw:text-style-name="P3" draw:layer="layout" svg:width="6.121cm" svg:height="1.089cm" svg:x="13.662cm" svg:y="12.615cm">
          <draw:text-box>
            <text:p><text:span text:style-name="T3">❻ </text:span><text:span text:style-name="T3">HT Ref </text:span><text:span text:style-name="T4">TAG_H</text:span></text:p>
          </draw:text-box>
        </draw:frame>
        <draw:line draw:style-name="gr7" draw:text-style-name="P1" draw:layer="layout" svg:x1="7.368cm" svg:y1="13.79cm" svg:x2="7.368cm" svg:y2="15.741cm">
          <text:p/>
        </draw:line>
        <draw:line draw:style-name="gr7" draw:text-style-name="P1" draw:layer="layout" svg:x1="14.668cm" svg:y1="13.79cm" svg:x2="14.668cm" svg:y2="15.741cm">
          <text:p/>
        </draw:line>
        <draw:frame draw:style-name="gr8" draw:layer="layout" svg:width="1.999cm" svg:height="0.999cm" svg:x="13.855cm" svg:y="16.9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2.809cm" svg:height="1.089cm" svg:x="3.063cm" svg:y="14.415cm">
          <draw:text-box>
            <text:p text:style-name="P4"><text:span text:style-name="T5">TAG_V</text:span></text:p>
          </draw:text-box>
        </draw:frame>
        <draw:frame draw:style-name="gr3" draw:text-style-name="P6" draw:layer="layout" svg:width="2.852cm" svg:height="1.089cm" svg:x="9.863cm" svg:y="14.416cm">
          <draw:text-box>
            <text:p><text:span text:style-name="T4">TAG_H</text:span></text:p>
          </draw:text-box>
        </draw:frame>
        <draw:frame draw:style-name="gr3" draw:text-style-name="P8" draw:layer="layout" svg:width="2.928cm" svg:height="1.089cm" svg:x="17.563cm" svg:y="14.417cm">
          <draw:text-box>
            <text:p text:style-name="P7"><text:span text:style-name="T6">TAG_M</text:span></text:p>
          </draw:text-box>
        </draw:frame>
        <draw:frame draw:style-name="gr3" draw:text-style-name="P3" draw:layer="layout" svg:width="6.793cm" svg:height="1.089cm" svg:x="7.361cm" svg:y="13.413cm">
          <draw:text-box>
            <text:p><text:span text:style-name="T3">(Redundant_mshr)</text:span></text:p>
          </draw:text-box>
        </draw:frame>
        <draw:frame draw:style-name="gr3" draw:text-style-name="P10" draw:layer="layout" svg:width="22.985cm" svg:height="1.119cm" svg:x="3.206cm" svg:y="9.99cm">
          <draw:text-box>
            <text:p><text:span text:style-name="T7">(a) ❶ Late, ❷Timely, ❸ Bad and ❹ Ugly Helper Thread Requests</text:span></text:p>
          </draw:text-box>
        </draw:frame>
        <draw:frame draw:style-name="gr3" draw:text-style-name="P10" draw:layer="layout" svg:width="25.83cm" svg:height="1.119cm" svg:x="2.106cm" svg:y="19.591cm">
          <draw:text-box>
            <text:p><text:span text:style-name="T7">(b) ❺ Redundant_mshr and ❻ redundant_cache Helper Thread Re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787cm" fo:page-width="29.693cm" fo:page-height="21.7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3T16:35:47</meta:creation-date>
    <dc:date>2012-09-06T10:14:23</dc:date>
    <meta:editing-duration>PT1H14M48S</meta:editing-duration>
    <meta:editing-cycles>93</meta:editing-cycles>
    <meta:generator>LibreOffice/3.5$Linux_X86_64 LibreOffice_project/350m1$Build-2</meta:generator>
    <dc:creator>Min Cai</dc:creator>
    <meta:document-statistic meta:object-count="50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